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6.41mm"/>
    </style:style>
    <style:style style:name="co2" style:family="table-column">
      <style:table-column-properties fo:break-before="auto" style:column-width="39.76mm"/>
    </style:style>
    <style:style style:name="co3" style:family="table-column">
      <style:table-column-properties fo:break-before="auto" style:column-width="77.6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Accent_20_1" office:value-type="string" calcext:value-type="string">
            <text:p>Clen</text:p>
          </table:table-cell>
          <table:table-cell table:style-name="Accent_20_1" office:value-type="string" calcext:value-type="string">
            <text:p>data type</text:p>
          </table:table-cell>
          <table:table-cell table:style-name="Accent_20_1" office:value-type="string" calcext:value-type="string">
            <text:p>integritni omezeni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Varchar(15)</text:p>
          </table:table-cell>
          <table:table-cell office:value-type="string" calcext:value-type="string">
            <text:p>NotNull &amp; min 5 char</text:p>
          </table:table-cell>
        </table:table-row>
        <table:table-row table:style-name="ro1">
          <table:table-cell office:value-type="string" calcext:value-type="string">
            <text:p>Mail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notNull &amp; min 5 char &amp; regex (.*@{1}.*\.{1}.*)</text:p>
          </table:table-cell>
        </table:table-row>
        <table:table-row table:style-name="ro1">
          <table:table-cell office:value-type="string" calcext:value-type="string">
            <text:p>Hash_passwd</text:p>
          </table:table-cell>
          <table:table-cell office:value-type="string" calcext:value-type="string">
            <text:p>Varchar(64)</text:p>
          </table:table-cell>
          <table:table-cell office:value-type="string" calcext:value-type="string">
            <text:p>NotNull &amp; min 64 cha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Accent_20_1" office:value-type="string" calcext:value-type="string">
            <text:p>Comment</text:p>
          </table:table-cell>
          <table:table-cell table:style-name="Accent_20_1" office:value-type="string" calcext:value-type="string">
            <text:p>data type</text:p>
          </table:table-cell>
          <table:table-cell table:style-name="Accent_20_1" office:value-type="string" calcext:value-type="string">
            <text:p>integritni omezeni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clen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FK &amp; notNull</text:p>
          </table:table-cell>
        </table:table-row>
        <table:table-row table:style-name="ro1">
          <table:table-cell office:value-type="string" calcext:value-type="string">
            <text:p>article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FK &amp; notNull</text:p>
          </table:table-cell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 office:value-type="string" calcext:value-type="string">
            <text:p>notNull</text:p>
          </table:table-cell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Varchar(120)</text:p>
          </table:table-cell>
          <table:table-cell office:value-type="string" calcext:value-type="string">
            <text:p>NotNull &amp; min 10 cha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Accent_20_1" office:value-type="string" calcext:value-type="string">
            <text:p>Article</text:p>
          </table:table-cell>
          <table:table-cell table:style-name="Accent_20_1" office:value-type="string" calcext:value-type="string">
            <text:p>data type</text:p>
          </table:table-cell>
          <table:table-cell table:style-name="Accent_20_1" office:value-type="string" calcext:value-type="string">
            <text:p>integritni omezeni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clen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FK &amp; notNull</text:p>
          </table:table-cell>
        </table:table-row>
        <table:table-row table:style-name="ro1">
          <table:table-cell office:value-type="string" calcext:value-type="string">
            <text:p>categories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FK &amp; notNull</text:p>
          </table:table-cell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Varchar(15)</text:p>
          </table:table-cell>
          <table:table-cell office:value-type="string" calcext:value-type="string">
            <text:p>NotNull &amp; min 5 char</text:p>
          </table:table-cell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Varchar(120)</text:p>
          </table:table-cell>
          <table:table-cell office:value-type="string" calcext:value-type="string">
            <text:p>NotNull &amp; min 10 char</text:p>
          </table:table-cell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 office:value-type="string" calcext:value-type="string">
            <text:p>notNul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Accent_20_1" office:value-type="string" calcext:value-type="string">
            <text:p>Categories</text:p>
          </table:table-cell>
          <table:table-cell table:style-name="Accent_20_1" office:value-type="string" calcext:value-type="string">
            <text:p>data type</text:p>
          </table:table-cell>
          <table:table-cell table:style-name="Accent_20_1" office:value-type="string" calcext:value-type="string">
            <text:p>integritni omezeni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NotNull &amp; min 10 ch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.00.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31T08:15:45.845000000</meta:creation-date>
    <dc:date>2019-10-31T08:32:55.768000000</dc:date>
    <meta:editing-duration>PT5M56S</meta:editing-duration>
    <meta:editing-cycles>1</meta:editing-cycles>
    <meta:document-statistic meta:table-count="1" meta:cell-count="63" meta:object-count="0"/>
    <meta:generator>LibreOffice/6.3.0.4$Windows_x86 LibreOffice_project/057fc023c990d676a43019934386b85b21a9ee99</meta:generator>
  </office:meta>
</office:document-meta>
</file>